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8.79pt"/>
    </style:style>
    <style:style style:name="co12" style:family="table-column">
      <style:table-column-properties fo:break-before="auto" style:column-width="85.66pt"/>
    </style:style>
    <style:style style:name="co1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^4 poi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Workers no.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Trees no.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oints no.</text:p>
          </table:table-cell>
          <table:table-cell office:value-type="string" calcext:value-type="string">
            <text:p>Average Comp.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Upfitness time</text:p>
          </table:table-cell>
          <table:table-cell office:value-type="string" calcext:value-type="string">
            <text:p>Non Upfit time</text:p>
          </table:table-cell>
          <table:table-cell office:value-type="string" calcext:value-type="string">
            <text:p>Average Non Upfit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501" calcext:value-type="float">
            <text:p>208.5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H4:.H10])" office:value-type="float" office:value="208.5606" calcext:value-type="float">
            <text:p>208.5606</text:p>
          </table:table-cell>
          <table:table-cell office:value-type="float" office:value="208.501" calcext:value-type="float">
            <text:p>208.501</text:p>
          </table:table-cell>
          <table:table-cell office:value-type="float" office:value="207.933" calcext:value-type="float">
            <text:p>207.933</text:p>
          </table:table-cell>
          <table:table-cell table:formula="of:=[.C4]-[.I4]" office:value-type="float" office:value="0.568000000000012" calcext:value-type="float">
            <text:p>0.568</text:p>
          </table:table-cell>
          <table:table-cell table:formula="of:=AVERAGE([.J4:.J10])" office:value-type="float" office:value="0.568000000000001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10.076" calcext:value-type="float">
            <text:p>210.07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4]" office:value-type="float" office:value="208.5606" calcext:value-type="float">
            <text:p>208.5606</text:p>
          </table:table-cell>
          <table:table-cell table:number-columns-repeated="3"/>
          <table:table-cell table:formula="of:=[.K4]" office:value-type="float" office:value="0.568000000000001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217" calcext:value-type="float">
            <text:p>208.2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5]" office:value-type="float" office:value="208.5606" calcext:value-type="float">
            <text:p>208.5606</text:p>
          </table:table-cell>
          <table:table-cell office:value-type="float" office:value="208.217" calcext:value-type="float">
            <text:p>208.217</text:p>
          </table:table-cell>
          <table:table-cell office:value-type="float" office:value="207.65" calcext:value-type="float">
            <text:p>207.65</text:p>
          </table:table-cell>
          <table:table-cell table:formula="of:=[.C6]-[.I6]" office:value-type="float" office:value="0.567000000000007" calcext:value-type="float">
            <text:p>0.567</text:p>
          </table:table-cell>
          <table:table-cell table:formula="of:=[.K5]" office:value-type="float" office:value="0.568000000000001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427" calcext:value-type="float">
            <text:p>208.4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6]" office:value-type="float" office:value="208.5606" calcext:value-type="float">
            <text:p>208.5606</text:p>
          </table:table-cell>
          <table:table-cell office:value-type="float" office:value="208.427" calcext:value-type="float">
            <text:p>208.427</text:p>
          </table:table-cell>
          <table:table-cell office:value-type="float" office:value="207.86" calcext:value-type="float">
            <text:p>207.86</text:p>
          </table:table-cell>
          <table:table-cell table:formula="of:=[.C7]-[.I7]" office:value-type="float" office:value="0.566999999999979" calcext:value-type="float">
            <text:p>0.567</text:p>
          </table:table-cell>
          <table:table-cell table:formula="of:=[.K6]" office:value-type="float" office:value="0.568000000000001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257" calcext:value-type="float">
            <text:p>208.2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7]" office:value-type="float" office:value="208.5606" calcext:value-type="float">
            <text:p>208.5606</text:p>
          </table:table-cell>
          <table:table-cell office:value-type="float" office:value="208.257" calcext:value-type="float">
            <text:p>208.257</text:p>
          </table:table-cell>
          <table:table-cell office:value-type="float" office:value="207.687" calcext:value-type="float">
            <text:p>207.687</text:p>
          </table:table-cell>
          <table:table-cell table:formula="of:=[.C8]-[.I8]" office:value-type="float" office:value="0.569999999999993" calcext:value-type="float">
            <text:p>0.57</text:p>
          </table:table-cell>
          <table:table-cell table:formula="of:=[.K7]" office:value-type="float" office:value="0.568000000000001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118" calcext:value-type="float">
            <text:p>208.1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8]" office:value-type="float" office:value="208.5606" calcext:value-type="float">
            <text:p>208.5606</text:p>
          </table:table-cell>
          <table:table-cell table:number-columns-repeated="3"/>
          <table:table-cell table:formula="of:=[.K8]" office:value-type="float" office:value="0.568000000000001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9.401" calcext:value-type="float">
            <text:p>209.4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9]" office:value-type="float" office:value="208.5606" calcext:value-type="float">
            <text:p>208.5606</text:p>
          </table:table-cell>
          <table:table-cell office:value-type="float" office:value="209.401" calcext:value-type="float">
            <text:p>209.401</text:p>
          </table:table-cell>
          <table:table-cell office:value-type="float" office:value="208.833" calcext:value-type="float">
            <text:p>208.833</text:p>
          </table:table-cell>
          <table:table-cell table:formula="of:=[.C10]-[.I10]" office:value-type="float" office:value="0.568000000000012" calcext:value-type="float">
            <text:p>0.568</text:p>
          </table:table-cell>
          <table:table-cell table:formula="of:=[.K9]" office:value-type="float" office:value="0.568000000000001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9.249" calcext:value-type="float">
            <text:p>209.24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11:.C15])" office:value-type="float" office:value="208.908" calcext:value-type="float">
            <text:p>208.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725" calcext:value-type="float">
            <text:p>208.7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993" calcext:value-type="float">
            <text:p>208.99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Seq comp time</text:p>
          </table:table-cell>
          <table:table-cell office:value-type="string" calcext:value-type="string">
            <text:p>FF comp time</text:p>
          </table:table-cell>
          <table:table-cell office:value-type="string" calcext:value-type="string">
            <text:p>Thread comp time</text:p>
          </table:table-cell>
          <table:table-cell office:value-type="string" calcext:value-type="string">
            <text:p>Ideal comp time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887" calcext:value-type="float">
            <text:p>208.88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]" office:value-type="float" office:value="208.5606" calcext:value-type="float">
            <text:p>208.5606</text:p>
          </table:table-cell>
          <table:table-cell table:formula="of:=[.G11]" office:value-type="float" office:value="208.908" calcext:value-type="float">
            <text:p>208.908</text:p>
          </table:table-cell>
          <table:table-cell table:formula="of:=[.G36]" office:value-type="float" office:value="211.0176" calcext:value-type="float">
            <text:p>211.0176</text:p>
          </table:table-cell>
          <table:table-cell table:formula="of:=[.K4]+([.G4]-[.K4])/[.I14]" office:value-type="float" office:value="208.5606" calcext:value-type="float">
            <text:p>208.560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686" calcext:value-type="float">
            <text:p>208.68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5]" office:value-type="float" office:value="208.5606" calcext:value-type="float">
            <text:p>208.5606</text:p>
          </table:table-cell>
          <table:table-cell table:formula="of:=[.G16]" office:value-type="float" office:value="113.6476" calcext:value-type="float">
            <text:p>113.6476</text:p>
          </table:table-cell>
          <table:table-cell table:formula="of:=[.G41]" office:value-type="float" office:value="116.9038" calcext:value-type="float">
            <text:p>116.9038</text:p>
          </table:table-cell>
          <table:table-cell table:formula="of:=[.K5]+([.G5]-[.K5])/[.I15]" office:value-type="float" office:value="104.5643" calcext:value-type="float">
            <text:p>104.564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281" calcext:value-type="float">
            <text:p>113.28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16:.C20])" office:value-type="float" office:value="113.6476" calcext:value-type="float">
            <text:p>113.647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6]" office:value-type="float" office:value="208.5606" calcext:value-type="float">
            <text:p>208.5606</text:p>
          </table:table-cell>
          <table:table-cell table:formula="of:=[.G21]" office:value-type="float" office:value="61.81792" calcext:value-type="float">
            <text:p>61.81792</text:p>
          </table:table-cell>
          <table:table-cell table:formula="of:=[.G46]" office:value-type="float" office:value="61.84572" calcext:value-type="float">
            <text:p>61.84572</text:p>
          </table:table-cell>
          <table:table-cell table:formula="of:=[.K6]+([.G6]-[.K6])/[.I16]" office:value-type="float" office:value="52.56615" calcext:value-type="float">
            <text:p>52.5661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999" calcext:value-type="float">
            <text:p>113.99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7]" office:value-type="float" office:value="208.5606" calcext:value-type="float">
            <text:p>208.5606</text:p>
          </table:table-cell>
          <table:table-cell table:formula="of:=[.G26]" office:value-type="float" office:value="39.00612" calcext:value-type="float">
            <text:p>39.00612</text:p>
          </table:table-cell>
          <table:table-cell table:formula="of:=[.G51]" office:value-type="float" office:value="36.47638" calcext:value-type="float">
            <text:p>36.47638</text:p>
          </table:table-cell>
          <table:table-cell table:formula="of:=[.K7]+([.G7]-[.K7])/[.I17]" office:value-type="float" office:value="26.567075" calcext:value-type="float">
            <text:p>26.56707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996" calcext:value-type="float">
            <text:p>113.99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8]" office:value-type="float" office:value="208.5606" calcext:value-type="float">
            <text:p>208.5606</text:p>
          </table:table-cell>
          <table:table-cell table:formula="of:=[.G31]" office:value-type="float" office:value="23.91252" calcext:value-type="float">
            <text:p>23.91252</text:p>
          </table:table-cell>
          <table:table-cell table:formula="of:=[.G56]" office:value-type="float" office:value="27.77996" calcext:value-type="float">
            <text:p>27.77996</text:p>
          </table:table-cell>
          <table:table-cell table:formula="of:=[.K8]+([.G8]-[.K8])/[.I18]" office:value-type="float" office:value="13.5675375" calcext:value-type="float">
            <text:p>13.567537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2.957" calcext:value-type="float">
            <text:p>112.9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4.005" calcext:value-type="float">
            <text:p>114.00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2855" calcext:value-type="float">
            <text:p>61.285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21:.C25])" office:value-type="float" office:value="61.81792" calcext:value-type="float">
            <text:p>61.81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8533" calcext:value-type="float">
            <text:p>61.853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034" calcext:value-type="float">
            <text:p>61.03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3.1237" calcext:value-type="float">
            <text:p>63.123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7931" calcext:value-type="float">
            <text:p>61.793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26:.C30])" office:value-type="float" office:value="39.00612" calcext:value-type="float">
            <text:p>39.00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2372" calcext:value-type="float">
            <text:p>38.237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9.7598" calcext:value-type="float">
            <text:p>39.75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5518" calcext:value-type="float">
            <text:p>38.55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1407" calcext:value-type="float">
            <text:p>38.14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8409" calcext:value-type="float">
            <text:p>24.84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31:.C35])" office:value-type="float" office:value="23.91252" calcext:value-type="float">
            <text:p>23.91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2.7825" calcext:value-type="float">
            <text:p>22.78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1156" calcext:value-type="float">
            <text:p>24.11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8709" calcext:value-type="float">
            <text:p>24.87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2.9527" calcext:value-type="float">
            <text:p>22.95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489" calcext:value-type="float">
            <text:p>210.4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36:.C40])" office:value-type="float" office:value="211.0176" calcext:value-type="float">
            <text:p>211.0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866" calcext:value-type="float">
            <text:p>210.86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1.489" calcext:value-type="float">
            <text:p>211.4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1.309" calcext:value-type="float">
            <text:p>211.3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935" calcext:value-type="float">
            <text:p>210.93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5.58" calcext:value-type="float">
            <text:p>115.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41:.C45])" office:value-type="float" office:value="116.9038" calcext:value-type="float">
            <text:p>116.9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4.999" calcext:value-type="float">
            <text:p>114.99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20.883" calcext:value-type="float">
            <text:p>120.8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6.937" calcext:value-type="float">
            <text:p>116.93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0.9166" calcext:value-type="float">
            <text:p>60.916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46:.C50])" office:value-type="float" office:value="61.84572" calcext:value-type="float">
            <text:p>61.84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8898" calcext:value-type="float">
            <text:p>62.88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0.7594" calcext:value-type="float">
            <text:p>60.759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042" calcext:value-type="float">
            <text:p>62.04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6208" calcext:value-type="float">
            <text:p>62.62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7.9493" calcext:value-type="float">
            <text:p>37.949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51:.C55])" office:value-type="float" office:value="36.47638" calcext:value-type="float">
            <text:p>36.47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5.0288" calcext:value-type="float">
            <text:p>35.028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7.8607" calcext:value-type="float">
            <text:p>37.86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6.983" calcext:value-type="float">
            <text:p>36.9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4.5601" calcext:value-type="float">
            <text:p>34.56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0175" calcext:value-type="float">
            <text:p>28.017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56:.C60])" office:value-type="float" office:value="27.77996" calcext:value-type="float">
            <text:p>27.77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5308" calcext:value-type="float">
            <text:p>28.53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6.9476" calcext:value-type="float">
            <text:p>26.947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6.9017" calcext:value-type="float">
            <text:p>26.90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5022" calcext:value-type="float">
            <text:p>28.502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0^3 poi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4.2029" calcext:value-type="float">
            <text:p>24.202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63:.H69])" office:value-type="float" office:value="23.9804" calcext:value-type="float">
            <text:p>23.9804</text:p>
          </table:table-cell>
          <table:table-cell office:value-type="float" office:value="24.2029" calcext:value-type="float">
            <text:p>24.2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8965" calcext:value-type="float">
            <text:p>23.896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8965" calcext:value-type="float">
            <text:p>23.8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4.0478" calcext:value-type="float">
            <text:p>24.047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0478" calcext:value-type="float">
            <text:p>24.0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142" calcext:value-type="float">
            <text:p>23.914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142" calcext:value-type="float">
            <text:p>23.9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8817" calcext:value-type="float">
            <text:p>23.88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201" calcext:value-type="float">
            <text:p>23.92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201" calcext:value-type="float">
            <text:p>23.9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009" calcext:value-type="float">
            <text:p>23.90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009" calcext:value-type="float">
            <text:p>23.9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6167" calcext:value-type="float">
            <text:p>24.616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114" calcext:value-type="float">
            <text:p>24.11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71:.H77])" office:value-type="float" office:value="23.45972" calcext:value-type="float">
            <text:p>23.45972</text:p>
          </table:table-cell>
          <table:table-cell office:value-type="float" office:value="24.114" calcext:value-type="float">
            <text:p>24.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4907" calcext:value-type="float">
            <text:p>24.49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4907" calcext:value-type="float">
            <text:p>24.4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4895" calcext:value-type="float">
            <text:p>24.4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5664" calcext:value-type="float">
            <text:p>24.566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5664" calcext:value-type="float">
            <text:p>24.5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5998" calcext:value-type="float">
            <text:p>24.59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0801" calcext:value-type="float">
            <text:p>24.08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9.638" calcext:value-type="float">
            <text:p>19.63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77:.H83])" office:value-type="float" office:value="21.5147" calcext:value-type="float">
            <text:p>21.5147</text:p>
          </table:table-cell>
          <table:table-cell office:value-type="float" office:value="19.638" calcext:value-type="float">
            <text:p>19.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7.7962" calcext:value-type="float">
            <text:p>17.79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6" calcext:value-type="float">
            <text:p>21.98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56" calcext:value-type="float">
            <text:p>21.9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25" calcext:value-type="float">
            <text:p>21.98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25" calcext:value-type="float">
            <text:p>21.9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2" calcext:value-type="float">
            <text:p>21.985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52" calcext:value-type="float">
            <text:p>21.9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22" calcext:value-type="float">
            <text:p>21.982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22" calcext:value-type="float">
            <text:p>21.98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6" calcext:value-type="float">
            <text:p>21.98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1.583" calcext:value-type="float">
            <text:p>11.5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84:.H90])" office:value-type="float" office:value="10.843736" calcext:value-type="float">
            <text:p>10.843736</text:p>
          </table:table-cell>
          <table:table-cell office:value-type="float" office:value="11.583" calcext:value-type="float">
            <text:p>11.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0.3916" calcext:value-type="float">
            <text:p>10.391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.3916" calcext:value-type="float">
            <text:p>10.3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2.2432" calcext:value-type="float">
            <text:p>12.24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2432" calcext:value-type="float">
            <text:p>12.2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71358" calcext:value-type="float">
            <text:p>9.713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1358" calcext:value-type="float">
            <text:p>9.71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0.2873" calcext:value-type="float">
            <text:p>10.287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.2873" calcext:value-type="float">
            <text:p>10.2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9317" calcext:value-type="float">
            <text:p>9.293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.2318" calcext:value-type="float">
            <text:p>13.23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12801" calcext:value-type="float">
            <text:p>9.128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91:.H97])" office:value-type="float" office:value="9.227586" calcext:value-type="float">
            <text:p>9.227586</text:p>
          </table:table-cell>
          <table:table-cell office:value-type="float" office:value="9.12801" calcext:value-type="float">
            <text:p>9.12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0521" calcext:value-type="float">
            <text:p>9.4052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0521" calcext:value-type="float">
            <text:p>9.40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07874" calcext:value-type="float">
            <text:p>9.0787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07874" calcext:value-type="float">
            <text:p>9.07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6023" calcext:value-type="float">
            <text:p>9.4602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6023" calcext:value-type="float">
            <text:p>9.46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06574" calcext:value-type="float">
            <text:p>9.0657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06574" calcext:value-type="float">
            <text:p>9.06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8.87568" calcext:value-type="float">
            <text:p>8.8756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6517" calcext:value-type="float">
            <text:p>9.465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46295" calcext:value-type="float">
            <text:p>6.4629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98:.H104])" office:value-type="float" office:value="6.604272" calcext:value-type="float">
            <text:p>6.604272</text:p>
          </table:table-cell>
          <table:table-cell office:value-type="float" office:value="6.46295" calcext:value-type="float">
            <text:p>6.46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72671" calcext:value-type="float">
            <text:p>6.7267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72671" calcext:value-type="float">
            <text:p>6.72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2927" calcext:value-type="float">
            <text:p>6.29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67026" calcext:value-type="float">
            <text:p>6.6702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67026" calcext:value-type="float">
            <text:p>6.67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89077" calcext:value-type="float">
            <text:p>6.8907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41304" calcext:value-type="float">
            <text:p>6.4130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41304" calcext:value-type="float">
            <text:p>6.41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7484" calcext:value-type="float">
            <text:p>6.748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7484" calcext:value-type="float">
            <text:p>6.7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2436" calcext:value-type="float">
            <text:p>26.243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05:.H111])" office:value-type="float" office:value="27.08458" calcext:value-type="float">
            <text:p>27.08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5057" calcext:value-type="float">
            <text:p>26.50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6.5057" calcext:value-type="float">
            <text:p>26.5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657" calcext:value-type="float">
            <text:p>27.6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657" calcext:value-type="float">
            <text:p>27.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8.3962" calcext:value-type="float">
            <text:p>28.39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454" calcext:value-type="float">
            <text:p>27.45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454" calcext:value-type="float">
            <text:p>27.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3808" calcext:value-type="float">
            <text:p>26.38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6.3808" calcext:value-type="float">
            <text:p>26.3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4254" calcext:value-type="float">
            <text:p>27.425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4254" calcext:value-type="float">
            <text:p>27.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2.0444" calcext:value-type="float">
            <text:p>22.044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12:.H118])" office:value-type="float" office:value="20.76856" calcext:value-type="float">
            <text:p>20.76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9.0792" calcext:value-type="float">
            <text:p>19.079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0.6734" calcext:value-type="float">
            <text:p>20.673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6734" calcext:value-type="float">
            <text:p>20.6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0.258" calcext:value-type="float">
            <text:p>20.2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258" calcext:value-type="float">
            <text:p>20.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1.9009" calcext:value-type="float">
            <text:p>21.90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009" calcext:value-type="float">
            <text:p>21.9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1.9288" calcext:value-type="float">
            <text:p>21.928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288" calcext:value-type="float">
            <text:p>21.9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9.0817" calcext:value-type="float">
            <text:p>19.08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.0817" calcext:value-type="float">
            <text:p>19.0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8507" calcext:value-type="float">
            <text:p>11.85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19:.H125])" office:value-type="float" office:value="12.0098" calcext:value-type="float">
            <text:p>12.0098</text:p>
          </table:table-cell>
          <table:table-cell office:value-type="float" office:value="11.8507" calcext:value-type="float">
            <text:p>11.8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.0148" calcext:value-type="float">
            <text:p>13.014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0562" calcext:value-type="float">
            <text:p>11.05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1.0562" calcext:value-type="float">
            <text:p>11.0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2.932" calcext:value-type="float">
            <text:p>12.9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32" calcext:value-type="float">
            <text:p>12.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2.971" calcext:value-type="float">
            <text:p>12.97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71" calcext:value-type="float">
            <text:p>12.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0.4751" calcext:value-type="float">
            <text:p>10.475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2391" calcext:value-type="float">
            <text:p>11.239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1.2391" calcext:value-type="float">
            <text:p>11.2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11783" calcext:value-type="float">
            <text:p>9.117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26:.H132])" office:value-type="float" office:value="9.308766" calcext:value-type="float">
            <text:p>9.308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18789" calcext:value-type="float">
            <text:p>9.187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8789" calcext:value-type="float">
            <text:p>9.18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24958" calcext:value-type="float">
            <text:p>9.249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4958" calcext:value-type="float">
            <text:p>9.2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7827" calcext:value-type="float">
            <text:p>9.478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2553" calcext:value-type="float">
            <text:p>9.4255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2553" calcext:value-type="float">
            <text:p>9.42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6132" calcext:value-type="float">
            <text:p>9.461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6132" calcext:value-type="float">
            <text:p>9.46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21951" calcext:value-type="float">
            <text:p>9.2195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1951" calcext:value-type="float">
            <text:p>9.21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087" calcext:value-type="float">
            <text:p>7.108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33:.H139])" office:value-type="float" office:value="7.164932" calcext:value-type="float">
            <text:p>7.164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8464" calcext:value-type="float">
            <text:p>7.1846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8464" calcext:value-type="float">
            <text:p>7.18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6267" calcext:value-type="float">
            <text:p>7.1626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6267" calcext:value-type="float">
            <text:p>7.16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9045" calcext:value-type="float">
            <text:p>7.1904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9045" calcext:value-type="float">
            <text:p>7.19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9627" calcext:value-type="float">
            <text:p>7.196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5" calcext:value-type="float">
            <text:p>7.1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5" calcext:value-type="float">
            <text:p>7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369" calcext:value-type="float">
            <text:p>7.136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369" calcext:value-type="float">
            <text:p>7.136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000 tre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9064" calcext:value-type="float">
            <text:p>5.1906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42:.H148])" office:value-type="float" office:value="5.167282" calcext:value-type="float">
            <text:p>5.167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06" calcext:value-type="float">
            <text:p>5.1620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06" calcext:value-type="float">
            <text:p>5.16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008" calcext:value-type="float">
            <text:p>5.1600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101" calcext:value-type="float">
            <text:p>5.1610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101" calcext:value-type="float">
            <text:p>5.1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59" calcext:value-type="float">
            <text:p>5.1625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59" calcext:value-type="float">
            <text:p>5.16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77" calcext:value-type="float">
            <text:p>5.1627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77" calcext:value-type="float">
            <text:p>5.16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8798" calcext:value-type="float">
            <text:p>5.1879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8798" calcext:value-type="float">
            <text:p>5.18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71346" calcext:value-type="float">
            <text:p>5.7134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49:.H155])" office:value-type="float" office:value="5.52175" calcext:value-type="float">
            <text:p>5.52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9082" calcext:value-type="float">
            <text:p>5.5908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9082" calcext:value-type="float">
            <text:p>5.59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22463" calcext:value-type="float">
            <text:p>5.2246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22463" calcext:value-type="float">
            <text:p>5.22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69299" calcext:value-type="float">
            <text:p>5.6929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69299" calcext:value-type="float">
            <text:p>5.69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7304" calcext:value-type="float">
            <text:p>5.5730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7304" calcext:value-type="float">
            <text:p>5.57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2727" calcext:value-type="float">
            <text:p>5.5272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2727" calcext:value-type="float">
            <text:p>5.5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1102" calcext:value-type="float">
            <text:p>5.5110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4.56894" calcext:value-type="float">
            <text:p>4.5689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56:.H162])" office:value-type="float" office:value="3.73734" calcext:value-type="float">
            <text:p>3.73734</text:p>
          </table:table-cell>
          <table:table-cell office:value-type="float" office:value="4.56894" calcext:value-type="float">
            <text:p>4.56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.79621" calcext:value-type="float">
            <text:p>2.796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79621" calcext:value-type="float">
            <text:p>2.79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.0514" calcext:value-type="float">
            <text:p>3.051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0514" calcext:value-type="float">
            <text:p>3.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5.0305" calcext:value-type="float">
            <text:p>5.03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4.54836" calcext:value-type="float">
            <text:p>4.5483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4836" calcext:value-type="float">
            <text:p>4.54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.73763" calcext:value-type="float">
            <text:p>2.7376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.72179" calcext:value-type="float">
            <text:p>3.7217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72179" calcext:value-type="float">
            <text:p>3.72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81802" calcext:value-type="float">
            <text:p>2.8180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63:.H169])" office:value-type="float" office:value="2.908712" calcext:value-type="float">
            <text:p>2.908712</text:p>
          </table:table-cell>
          <table:table-cell office:value-type="float" office:value="2.81802" calcext:value-type="float">
            <text:p>2.81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21712" calcext:value-type="float">
            <text:p>3.2171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48947" calcext:value-type="float">
            <text:p>2.4894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48947" calcext:value-type="float">
            <text:p>2.48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.94384" calcext:value-type="float">
            <text:p>1.9438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12333" calcext:value-type="float">
            <text:p>3.1233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12333" calcext:value-type="float">
            <text:p>3.12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13783" calcext:value-type="float">
            <text:p>3.1378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13783" calcext:value-type="float">
            <text:p>3.13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97491" calcext:value-type="float">
            <text:p>2.9749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97491" calcext:value-type="float">
            <text:p>2.97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.74345" calcext:value-type="float">
            <text:p>1.7434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70:.H176])" office:value-type="float" office:value="2.012638" calcext:value-type="float">
            <text:p>2.012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1146" calcext:value-type="float">
            <text:p>2.0114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146" calcext:value-type="float">
            <text:p>2.01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4197" calcext:value-type="float">
            <text:p>2.0419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4197" calcext:value-type="float">
            <text:p>2.04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288" calcext:value-type="float">
            <text:p>2.028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288" calcext:value-type="float">
            <text:p>2.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1368" calcext:value-type="float">
            <text:p>2.013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368" calcext:value-type="float">
            <text:p>2.01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.96728" calcext:value-type="float">
            <text:p>1.9672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96728" calcext:value-type="float">
            <text:p>1.96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4343" calcext:value-type="float">
            <text:p>2.0434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723" calcext:value-type="float">
            <text:p>1.672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77:.H183])" office:value-type="float" office:value="1.581964" calcext:value-type="float">
            <text:p>1.581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6401" calcext:value-type="float">
            <text:p>1.5640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401" calcext:value-type="float">
            <text:p>1.56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2236" calcext:value-type="float">
            <text:p>1.6223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62236" calcext:value-type="float">
            <text:p>1.62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6542" calcext:value-type="float">
            <text:p>1.5654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542" calcext:value-type="float">
            <text:p>1.56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36473" calcext:value-type="float">
            <text:p>1.3647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409" calcext:value-type="float">
            <text:p>1.640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6409" calcext:value-type="float">
            <text:p>1.6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1713" calcext:value-type="float">
            <text:p>1.5171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1713" calcext:value-type="float">
            <text:p>1.51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21672" calcext:value-type="float">
            <text:p>6.2167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84:.H190])" office:value-type="float" office:value="6.241504" calcext:value-type="float">
            <text:p>6.241504</text:p>
          </table:table-cell>
          <table:table-cell office:value-type="float" office:value="6.21672" calcext:value-type="float">
            <text:p>6.21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.15481" calcext:value-type="float">
            <text:p>7.1548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.72508" calcext:value-type="float">
            <text:p>5.7250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36676" calcext:value-type="float">
            <text:p>6.3667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36676" calcext:value-type="float">
            <text:p>6.36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02459" calcext:value-type="float">
            <text:p>6.0245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02459" calcext:value-type="float">
            <text:p>6.02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42012" calcext:value-type="float">
            <text:p>6.4201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42012" calcext:value-type="float">
            <text:p>6.42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17933" calcext:value-type="float">
            <text:p>6.1793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17933" calcext:value-type="float">
            <text:p>6.17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37505" calcext:value-type="float">
            <text:p>4.375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91:.H197])" office:value-type="float" office:value="4.438126" calcext:value-type="float">
            <text:p>4.438126</text:p>
          </table:table-cell>
          <table:table-cell office:value-type="float" office:value="4.37505" calcext:value-type="float">
            <text:p>4.37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63175" calcext:value-type="float">
            <text:p>4.6317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41738" calcext:value-type="float">
            <text:p>4.4173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41738" calcext:value-type="float">
            <text:p>4.41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5128" calcext:value-type="float">
            <text:p>4.512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128" calcext:value-type="float">
            <text:p>4.5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0905" calcext:value-type="float">
            <text:p>4.09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54772" calcext:value-type="float">
            <text:p>4.5477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4772" calcext:value-type="float">
            <text:p>4.54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33768" calcext:value-type="float">
            <text:p>4.337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33768" calcext:value-type="float">
            <text:p>4.33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3.21541" calcext:value-type="float">
            <text:p>3.2154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98:.H204])" office:value-type="float" office:value="2.49754" calcext:value-type="float">
            <text:p>2.49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63316" calcext:value-type="float">
            <text:p>2.6331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63316" calcext:value-type="float">
            <text:p>2.63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.89873" calcext:value-type="float">
            <text:p>1.8987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57965" calcext:value-type="float">
            <text:p>2.5796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57965" calcext:value-type="float">
            <text:p>2.57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23505" calcext:value-type="float">
            <text:p>2.235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23505" calcext:value-type="float">
            <text:p>2.23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19316" calcext:value-type="float">
            <text:p>2.1931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19316" calcext:value-type="float">
            <text:p>2.19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84668" calcext:value-type="float">
            <text:p>2.846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84668" calcext:value-type="float">
            <text:p>2.84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.42906" calcext:value-type="float">
            <text:p>1.4290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205:.H211])" office:value-type="float" office:value="1.965298" calcext:value-type="float">
            <text:p>1.965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.78658" calcext:value-type="float">
            <text:p>1.7865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78658" calcext:value-type="float">
            <text:p>1.78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0311" calcext:value-type="float">
            <text:p>2.0031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0311" calcext:value-type="float">
            <text:p>2.00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0248" calcext:value-type="float">
            <text:p>2.0024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0248" calcext:value-type="float">
            <text:p>2.00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2115" calcext:value-type="float">
            <text:p>2.021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1525" calcext:value-type="float">
            <text:p>2.0152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525" calcext:value-type="float">
            <text:p>2.01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1907" calcext:value-type="float">
            <text:p>2.0190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907" calcext:value-type="float">
            <text:p>2.01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182" calcext:value-type="float">
            <text:p>1.5618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212:.H218])" office:value-type="float" office:value="1.566808" calcext:value-type="float">
            <text:p>1.566808</text:p>
          </table:table-cell>
          <table:table-cell office:value-type="float" office:value="1.56182" calcext:value-type="float">
            <text:p>1.56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5974" calcext:value-type="float">
            <text:p>1.5597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71" calcext:value-type="float">
            <text:p>1.57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71" calcext:value-type="float">
            <text:p>1.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813" calcext:value-type="float">
            <text:p>1.5681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813" calcext:value-type="float">
            <text:p>1.56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341" calcext:value-type="float">
            <text:p>1.5634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341" calcext:value-type="float">
            <text:p>1.56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968" calcext:value-type="float">
            <text:p>1.569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968" calcext:value-type="float">
            <text:p>1.569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5:50.296629454</meta:creation-date>
    <meta:generator>LibreOffice/5.1.6.2$Linux_X86_64 LibreOffice_project/10m0$Build-2</meta:generator>
    <dc:date>2018-04-16T20:17:02.401595864</dc:date>
    <meta:editing-duration>PT3H38M19S</meta:editing-duration>
    <meta:editing-cycles>21</meta:editing-cycles>
    <meta:document-statistic meta:table-count="1" meta:cell-count="1461" meta:object-count="0"/>
  </office:meta>
</office:document-meta>
</file>